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874" officeooo:paragraph-rsid="00083874"/>
    </style:style>
    <style:style style:name="P2" style:family="paragraph" style:parent-style-name="Standard">
      <style:text-properties officeooo:rsid="00095fd8" officeooo:paragraph-rsid="00095fd8"/>
    </style:style>
    <style:style style:name="P3" style:family="paragraph" style:parent-style-name="Standard">
      <style:text-properties officeooo:rsid="000a8b5f" officeooo:paragraph-rsid="000a8b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uestión 1: Al modificar los valores del kernel de este modo, no logramos </text:p>
      <text:p text:style-name="P1">que persistan después de reiniciar la máquina. ¿Qué archivo hay que editar </text:p>
      <text:p text:style-name="P1">para que los cambios sean permanentes?</text:p>
      <text:p text:style-name="P1"/>
      <text:p text:style-name="P2"><text:bookmark-start text:name="__DdeLink__214_2091846171"/>El fichero que hay que modificar es el “/etc/sysctln.conf”.<text:bookmark-end text:name="__DdeLink__214_2091846171"/></text:p>
      <text:p text:style-name="P1"/>
      <text:p text:style-name="P1">Cuestión 2: ¿Con qué opción se muestran todos los parámetros </text:p>
      <text:p text:style-name="P1">modificables en tiempo de ejecución? Elija dos parámetros y expliqué, en </text:p>
      <text:p text:style-name="P1">dos líneas, qué función tienen.</text:p>
      <text:p text:style-name="P1"/>
      <text:p text:style-name="P2">La opción “–a” nos permite ver todos los valores de las variables del kernel. </text:p>
      <text:p text:style-name="P2">La opción “–w” nos permite modificar los parámetros de forma temporal. </text:p>
      <text:p text:style-name="P2">Y la opción “–p” nos sirve para que se carguen los valores del fichero "sysctl.conf" si no </text:p>
      <text:p text:style-name="P2">se le ha dado ninguno.</text:p>
      <text:p text:style-name="P1"/>
      <text:p text:style-name="P1">Cuestión 3: Realice una copia de seguridad del registro y restaurela, ilustre </text:p>
      <text:p text:style-name="P1">el proceso con capturas.</text:p>
      <text:p text:style-name="P1"/>
      <text:p text:style-name="P2">Para crear una copia de seguridad única de los archivos y carpetas seleccionados</text:p>
      <text:p text:style-name="P2"/>
      <text:p text:style-name="P2"><text:s text:c="4"/>Haga clic en Inicio, en Herramientas administrativas y, a continuación, en Copias de seguridad de Windows Server.</text:p>
      <text:p text:style-name="P2"/>
      <text:p text:style-name="P2"><text:s text:c="4"/>En el panel Acciones de la página predeterminada del complemento, en Copias de seguridad de Windows Server, haga clic en Hacer copia de seguridad una vez. Esta acción abre el Asistente para hacer copia de seguridad una vez.</text:p>
      <text:p text:style-name="P2"/>
      <text:p text:style-name="P2"><text:s text:c="4"/>En la página Opciones de copia de seguridad, haga clic en Opciones diferentes y, a continuación, en Siguiente.</text:p>
      <text:p text:style-name="P2"/>
      <text:p text:style-name="P2"><text:s text:c="4"/>En la página Seleccionar configuración de copia de seguridad, haga clic en Personalizada y, a continuación, en Siguiente.</text:p>
      <text:p text:style-name="P2"/>
      <text:p text:style-name="P2"><text:s text:c="4"/>En la página Seleccionar elementos para copia de seguridad, haga clic en Agregar elementos. En Seleccionar elementos, active las casillas para los elementos de los que desea realizar una copia de seguridad. Si los volúmenes seleccionados no tienen formato NTFS, recibirá un mensaje. Para realizar una copia de seguridad solo de determinadas carpetas o archivos, expanda el árbol de carpetas y seleccione los elementos que desea incluir. Haga clic en Aceptar.</text:p>
      <text:p text:style-name="P2"/>
      <text:p text:style-name="P2"><text:s text:c="4"/>En la página Especificar tipo de destino, haga clic en Unidades locales y, a continuación, en Siguiente.</text:p>
      <text:p text:style-name="P2"/>
      <text:p text:style-name="P2"><text:s text:c="4"/>En la página Seleccionar destino de la copia de seguridad, seleccione el volumen de la lista desplegable que desea utilizar para almacenar la copia de seguridad. Debe confirmar que dispone de suficiente espacio disponible en el volumen.</text:p>
      <text:p text:style-name="P2"/>
      <text:p text:style-name="P2"><text:s text:c="4"/>En la página Confirmación, revise los detalles y, a continuación, haga clic en Copia de seguridad. El asistente prepara el conjunto de copia de seguridad y comprueba el volumen.</text:p>
      <text:p text:style-name="P2"/>
      <text:p text:style-name="P2"><text:s text:c="4"/>En la página Progreso de la copia de seguridad, puede ver el estado de la copia de seguridad.</text:p>
      <text:p text:style-name="P2"><text:soft-page-break/></text:p>
      <text:p text:style-name="P2">Nuevos en Windows Server 2008 R2, puede utilizar la interfaz de usuario de Copias de seguridad de Windows Server (Asistente para programar copia de seguridad o Asistente para hacer copia de seguridad una vez), la herramienta de línea de comandos Wbadmin o los cmdlets de Windows PowerShell para Copias de seguridad de Windows Server para crear una copia de seguridad. Posteriormente puede utilizar esta copia de seguridad con el Entorno de recuperación de Windows para realizar una reconstrucción completa. Puede almacenar las copias de seguridad para la reconstrucción completa en una unidad de disco duro conectada, en un volumen, en DVDs u otros medios ópticos o extraíbles, o en una carpeta compartida remota. Se recomienda almacenar las copias de seguridad para la reconstrucción completa en un tipo de medio que se puede quitar del sitio. En este procedimiento de ejemplo se utilizan el Asistente para hacer copia de seguridad una vez y una unidad de disco duro conectada para el almacenamiento.</text:p>
      <text:p text:style-name="P2">Para crear una copia de seguridad única que se pueda utilizar para realizar una reconstrucción completa</text:p>
      <text:p text:style-name="P2"/>
      <text:p text:style-name="P2"><text:s text:c="4"/>Haga clic en Inicio, en Herramientas administrativas y, a continuación, en Copias de seguridad de Windows Server.</text:p>
      <text:p text:style-name="P2"/>
      <text:p text:style-name="P2"><text:s text:c="4"/>En el panel Acciones de la página predeterminada del complemento, en Copias de seguridad de Windows Server, haga clic en Hacer copia de seguridad una vez. Se abre el Asistente para hacer copia de seguridad una vez.</text:p>
      <text:p text:style-name="P2"/>
      <text:p text:style-name="P2"><text:s text:c="4"/>En la página Opciones de copia de seguridad, haga clic en Opciones diferentes y, a continuación, en Siguiente.</text:p>
      <text:p text:style-name="P2"/>
      <text:p text:style-name="P2"><text:s text:c="4"/>En la página Seleccionar configuración de copia de seguridad, haga clic en Personalizada y, a continuación, en Siguiente.</text:p>
      <text:p text:style-name="P2"><text:s text:c="4"/>noteNota</text:p>
      <text:p text:style-name="P2"><text:s text:c="4"/>Si hace clic en Servidor completo (recomendado) en este paso, en lugar de en Personalizada, los elementos que se necesitan para una reconstrucción completa se incluirán automáticamente en la copia de seguridad (junto con el estado del sistema y todos los volúmenes).</text:p>
      <text:p text:style-name="P2"/>
      <text:p text:style-name="P2"><text:s text:c="4"/>En la página Seleccionar elementos para copia de seguridad, haga clic en Agregar elementos. En Seleccionar elementos, active la casilla Reconstrucción completa, haga clic en Aceptar y, a continuación, en Siguiente.</text:p>
      <text:p text:style-name="P2"/>
      <text:p text:style-name="P2"><text:s text:c="4"/>En la página Especificar tipo de destino, haga clic en Unidades locales y, a continuación, en Siguiente.</text:p>
      <text:p text:style-name="P2"/>
      <text:p text:style-name="P2"><text:s text:c="4"/>En la página Seleccionar destino de la copia de seguridad, seleccione la unidad de disco duro conectada de la lista desplegable que desea utilizar para almacenar la copia de seguridad. Debe confirmar que dispone de suficiente espacio disponible en la unidad de disco duro conectada.</text:p>
      <text:p text:style-name="P2"/>
      <text:p text:style-name="P2"><text:s text:c="4"/>En la página Confirmación, revise los detalles y, a continuación, haga clic en Copia de seguridad. El asistente prepara el conjunto de copia de seguridad y comprueba el disco.</text:p>
      <text:p text:style-name="P2"/>
      <text:p text:style-name="P2"><text:s text:c="4"/>En la página Progreso de la copia de seguridad, puede ver el estado de la copia de seguridad.</text:p>
      <text:p text:style-name="P2"/>
      <text:p text:style-name="P1"/>
      <text:p text:style-name="P1">Cuestión 4:¿Cómo se abre una consola en Windows? ¿Qué comando hay </text:p>
      <text:p text:style-name="P1">que ejecutar para editar el registro? Muestre su ejecución con capturas de </text:p>
      <text:p text:style-name="P1">pantalla.</text:p>
      <text:p text:style-name="P1"><text:soft-page-break/></text:p>
      <text:p text:style-name="P2">Con el comando CMD, para la consola de Windows. </text:p>
      <text:p text:style-name="P2">El comando siguiente para poder ejecutar la interfaz del registro sería “regedit”.</text:p>
      <text:p text:style-name="P3">¿Qué tecla hay que pulsar para poder restaurar el registro? </text:p>
      <text:p text:style-name="P3">En línea de comandos tendríamos que poner el siguiente comando: “SCANREG </text:p>
      <text:p text:style-name="P3">/RESTORE”.</text:p>
      <text:p text:style-name="P1"/>
      <text:p text:style-name="P1">Cuestión 5: Las cadenas de caracteres y valores numéricos tienen distintos </text:p>
      <text:p text:style-name="P1">tipos. Busque en la documentación de Microsoft y liste todos los tipos de </text:p>
      <text:p text:style-name="P1">valores.</text:p>
      <text:p text:style-name="P1"/>
      <text:p text:style-name="P1">Cuestión 6: Enumere qué elementos se pueden configurar en Apache y en </text:p>
      <text:p text:style-name="P1">IIS para que Moodle funcione mejor.</text:p>
      <text:p text:style-name="P1"/>
      <text:p text:style-name="P3">Apache: Se pueden modificar el máximo de clientes, el número de módulos que </text:p>
      <text:p text:style-name="P3">Apache carga (en el fichero httpd.conf), máximo de peticiones por cliente, utilizar </text:p>
      <text:p text:style-name="P3">indices de directoros correctamente, para evitar "negociación de contenidos", un </text:p>
      <text:p text:style-name="P3">timeout de 30 a 60 segundos, entre otros. </text:p>
      <text:p text:style-name="P3">IIS: Se puede mejorar el "ListenBackLog" entre 2 y 5. El tamaño de la memoria que se </text:p>
      <text:p text:style-name="P3">va a usar, el tamaño máximo de los ficheros de cache, se puede crear un </text:p>
      <text:p text:style-name="P3">ObjectCacheTTL para cambiar el intervalo de tiempo que los ficheros en caché se van a </text:p>
      <text:p text:style-name="P3">mantener ahí.</text:p>
      <text:p text:style-name="P1"/>
      <text:p text:style-name="P1">Cuestión 7 : Ajuste la compresión en el servidor y analice su </text:p>
      <text:p text:style-name="P1">comportamiento usando varios valores para el tamaño a de archivo partir </text:p>
      <text:p text:style-name="P1">del cual comprimir. Para comprobar que está comprimiendo puede usar el </text:p>
      <text:p text:style-name="P1">navegador o comandos como curl (see url) o lynx. Muestre capturas de </text:p>
      <text:p text:style-name="P1">pantalla de todo el proceso.</text:p>
      <text:p text:style-name="P1"/>
      <text:p text:style-name="P1"/>
      <text:p text:style-name="P1"/>
      <text:p text:style-name="P1">Cuestión 8 : Usted parte de un SO con ciertos parámetros definidos en la </text:p>
      <text:p text:style-name="P1">instalación (Práctica 1), ya sabe instalar servicios (Práctica 2) y cómo </text:p>
      <text:p text:style-name="P1">monitorizarlos (Práctica 3) cuando los somete a cargas (Práctica 4). Al igual </text:p>
      <text:p text:style-name="P1">que ha visto cómo se puede mejorar un servidor web (Práctica 5 Sección </text:p>
      <text:p text:style-name="P1">3.1), elija un servicio (el que usted quiera) y modifique un parámetro para </text:p>
      <text:p text:style-name="P1">mejorar su comportamiento. (9.b) Monitorice el servicio antes y después de </text:p>
      <text:p text:style-name="P1">la modificación del parámetro aplicando cargas al sistema (antes y después) </text:p>
      <text:p text:style-name="P1">mostrando los resultados de la monitoriz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21:19:41.958088875</meta:creation-date>
    <dc:date>2014-12-27T00:03:56.208884949</dc:date>
    <meta:editing-duration>P0D</meta:editing-duration>
    <meta:editing-cycles>3</meta:editing-cycles>
    <meta:generator>LibreOffice/4.2.7.2$Linux_X86_64 LibreOffice_project/420m0$Build-2</meta:generator>
    <meta:document-statistic meta:table-count="0" meta:image-count="0" meta:object-count="0" meta:page-count="3" meta:paragraph-count="70" meta:word-count="1203" meta:character-count="7468" meta:non-whitespace-character-count="6225"/>
  </office:meta>
</office:document-meta>
</file>